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academia (</text:p>
      <text:p text:style-name="Standard"><text:s text:c="4"/>id_academia SERIAL PRIMARY KEY,</text:p>
      <text:p text:style-name="Standard"><text:s text:c="4"/>nome VARCHAR(100) NOT NULL,</text:p>
      <text:p text:style-name="Standard"><text:s text:c="4"/>endereco VARCHAR(100) NOT NULL,</text:p>
      <text:p text:style-name="Standard"><text:s text:c="4"/>telefone VARCHAR(20) NOT NULL</text:p>
      <text:p text:style-name="Standard">);</text:p>
      <text:p text:style-name="Standard"/>
      <text:p text:style-name="Standard">CREATE TABLE clientes (</text:p>
      <text:p text:style-name="Standard"><text:s text:c="4"/>id_cliente SERIAL PRIMARY KEY,</text:p>
      <text:p text:style-name="Standard"><text:s text:c="4"/>nome VARCHAR(100) NOT NULL,</text:p>
      <text:p text:style-name="Standard"><text:s text:c="4"/>cpf VARCHAR(14) NOT NULL UNIQUE,</text:p>
      <text:p text:style-name="Standard"><text:s text:c="4"/>data_nascimento DATE NOT NULL,</text:p>
      <text:p text:style-name="Standard"><text:s text:c="4"/>telefone VARCHAR(20) NOT NULL,</text:p>
      <text:p text:style-name="Standard"><text:s text:c="4"/>email VARCHAR(100) NOT NULL UNIQUE</text:p>
      <text:p text:style-name="Standard">);</text:p>
      <text:p text:style-name="Standard"/>
      <text:p text:style-name="Standard">CREATE TABLE instrutor (</text:p>
      <text:p text:style-name="Standard"><text:s text:c="4"/>id_instrutor SERIAL PRIMARY KEY,</text:p>
      <text:p text:style-name="Standard"><text:s text:c="4"/>nome VARCHAR(100) NOT NULL,</text:p>
      <text:p text:style-name="Standard"><text:s text:c="4"/>especialidade VARCHAR(100) NOT NULL,</text:p>
      <text:p text:style-name="Standard"><text:s text:c="4"/>telefone VARCHAR(20) NOT NULL,</text:p>
      <text:p text:style-name="Standard"><text:s text:c="4"/>cref VARCHAR(100) NOT NULL</text:p>
      <text:p text:style-name="Standard">);</text:p>
      <text:p text:style-name="Standard"/>
      <text:p text:style-name="Standard">CREATE TABLE maquina (</text:p>
      <text:p text:style-name="Standard"><text:s text:c="4"/>id_maquina SERIAL PRIMARY KEY,</text:p>
      <text:p text:style-name="Standard"><text:s text:c="4"/>nome VARCHAR(100) NOT NULL</text:p>
      <text:p text:style-name="Standard">);</text:p>
      <text:p text:style-name="Standard"/>
      <text:p text:style-name="Standard">-- Relação N:N entre instrutor e academia</text:p>
      <text:p text:style-name="Standard">CREATE TABLE contrato (</text:p>
      <text:p text:style-name="Standard"><text:s text:c="4"/>id_instrutor INT,</text:p>
      <text:p text:style-name="Standard"><text:s text:c="4"/>id_academia INT,</text:p>
      <text:p text:style-name="Standard"><text:s text:c="4"/>PRIMARY KEY (id_instrutor, id_academia),</text:p>
      <text:p text:style-name="Standard"><text:s text:c="4"/>FOREIGN KEY (id_instrutor) REFERENCES instrutor(id_instrutor) ON DELETE CASCADE,</text:p>
      <text:p text:style-name="Standard"><text:s text:c="4"/>FOREIGN KEY (id_academia) REFERENCES academia(id_academia) ON DELETE CASCADE</text:p>
      <text:p text:style-name="Standard">);</text:p>
      <text:p text:style-name="Standard"/>
      <text:p text:style-name="Standard">-- Relação N:N entre cliente e academia</text:p>
      <text:p text:style-name="Standard">CREATE TABLE matricula (</text:p>
      <text:p text:style-name="Standard"><text:s text:c="4"/>id_cliente INT,</text:p>
      <text:p text:style-name="Standard"><text:s text:c="4"/>id_academia INT,</text:p>
      <text:p text:style-name="Standard"><text:s text:c="4"/>data_inicio DATE,</text:p>
      <text:p text:style-name="Standard"><text:s text:c="4"/>data_fim DATE,</text:p>
      <text:p text:style-name="Standard"><text:s text:c="4"/>PRIMARY KEY (id_cliente, id_academia),</text:p>
      <text:p text:style-name="Standard"><text:s text:c="4"/>FOREIGN KEY (id_cliente) REFERENCES clientes(id_cliente) ON DELETE CASCADE,</text:p>
      <text:p text:style-name="Standard"><text:s text:c="4"/>FOREIGN KEY (id_academia) REFERENCES academia(id_academia) ON DELETE CASCADE</text:p>
      <text:p text:style-name="Standard">);</text:p>
      <text:p text:style-name="Standard"/>
      <text:p text:style-name="Standard">-- Ficha de treino (agora com instrutor)</text:p>
      <text:p text:style-name="Standard"><text:soft-page-break/>CREATE TABLE ficha_treino (</text:p>
      <text:p text:style-name="Standard"><text:s text:c="4"/>id_ficha SERIAL PRIMARY KEY,</text:p>
      <text:p text:style-name="Standard"><text:s text:c="4"/>objetivo VARCHAR(100),</text:p>
      <text:p text:style-name="Standard"><text:s text:c="4"/>data_inicio DATE,</text:p>
      <text:p text:style-name="Standard"><text:s text:c="4"/>data_fim DATE,</text:p>
      <text:p text:style-name="Standard"><text:s text:c="4"/>id_cliente INT,</text:p>
      <text:p text:style-name="Standard"><text:s text:c="4"/>id_instrutor INT,</text:p>
      <text:p text:style-name="Standard"><text:s text:c="4"/>FOREIGN KEY (id_cliente) REFERENCES clientes(id_cliente) ON DELETE CASCADE,</text:p>
      <text:p text:style-name="Standard"><text:s text:c="4"/>FOREIGN KEY (id_instrutor) REFERENCES instrutor(id_instrutor) ON DELETE SET NULL</text:p>
      <text:p text:style-name="Standard">);</text:p>
      <text:p text:style-name="Standard"/>
      <text:p text:style-name="Standard">-- Relação N:N entre ficha e máquina (com dados de treino)</text:p>
      <text:p text:style-name="Standard">CREATE TABLE ficha_maquina (</text:p>
      <text:p text:style-name="Standard"><text:s text:c="4"/>id_ficha INT,</text:p>
      <text:p text:style-name="Standard"><text:s text:c="4"/>id_maquina INT,</text:p>
      <text:p text:style-name="Standard"><text:s text:c="4"/>series INT,</text:p>
      <text:p text:style-name="Standard"><text:s text:c="4"/>repeticoes INT,</text:p>
      <text:p text:style-name="Standard"><text:s text:c="4"/>PRIMARY KEY (id_ficha, id_maquina),</text:p>
      <text:p text:style-name="Standard"><text:s text:c="4"/>FOREIGN KEY (id_ficha) REFERENCES ficha_treino(id_ficha) ON DELETE CASCADE,</text:p>
      <text:p text:style-name="Standard"><text:s text:c="4"/>FOREIGN KEY (id_maquina) REFERENCES maquina(id_maquina) ON DELETE CASCADE</text:p>
      <text:p text:style-name="Standard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20:11:38.363661724</meta:creation-date>
    <dc:date>2026-04-08T20:12:19.256648024</dc:date>
    <meta:editing-duration>PT43S</meta:editing-duration>
    <meta:editing-cycles>1</meta:editing-cycles>
    <meta:document-statistic meta:table-count="0" meta:image-count="0" meta:object-count="0" meta:page-count="2" meta:paragraph-count="64" meta:word-count="253" meta:character-count="2057" meta:non-whitespace-character-count="1692"/>
    <meta:generator>LibreOffice/7.3.7.2$Linux_X86_64 LibreOffice_project/30$Build-2</meta:generator>
  </office:meta>
</office:document-meta>
</file>